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edStatic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edStaticImpl.clear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edStaticImpl.verify( Verification verification , VerificationMode m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MockedStaticImp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edStaticImpl.when( Verification verifi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ockedStaticImpl.is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edStatic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edStaticImpl.MockedStaticImpl( MockMaker . StaticMockControl &lt; T &gt; 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edStaticImpl.assertNotClo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edStaticImpl.closeOnDema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edStaticImpl.verifyNoMore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edStaticImpl.verifyNo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